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1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dee6ef" fo:border="0.74pt solid #000000"/>
    </style:style>
    <style:style style:name="ce13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Ladybug LB-102 KIT CONTEN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calcext:value-type="string">
            <text:p>KIT PART</text:p>
          </table:table-cell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ain PCB (with pots, nuts, washers, and LED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XLR PCB</text:p>
          </table:table-cell>
        </table:table-row>
        <table:table-row table:style-name="ro2"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9V Battery Holder</text:p>
          </table:table-cell>
        </table:table-row>
        <table:table-row table:style-name="ro2"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3-pin JST connector with wires (power)</text:p>
          </table:table-cell>
        </table:table-row>
        <table:table-row table:style-name="ro2">
          <table:covered-table-cell table:style-name="ce6"/>
          <table:table-cell table:style-name="ce6" office:value-type="string" calcext:value-type="string">
            <text:p>10cm</text:p>
          </table:table-cell>
          <table:table-cell table:style-name="ce12" office:value-type="string" calcext:value-type="string">
            <text:p>Ribbon cable (interconnect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 calcext:value-type="string" table:number-columns-spanned="1" table:number-rows-spanned="6">
            <text:p>C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1/8” (3.5mm) stereo jacks with nuts</text:p>
          </table:table-cell>
        </table:table-row>
        <table:table-row table:style-name="ro2">
          <table:covered-table-cell table:style-name="ce8"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DPDT slide switch (music A/B)</text:p>
          </table:table-cell>
        </table:table-row>
        <table:table-row table:style-name="ro2">
          <table:covered-table-cell table:style-name="ce8"/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>
            <text:p>10mm knobs</text:p>
          </table:table-cell>
        </table:table-row>
        <table:table-row table:style-name="ro2">
          <table:covered-table-cell table:style-name="ce8"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12mm knob</text:p>
          </table:table-cell>
        </table:table-row>
        <table:table-row table:style-name="ro2">
          <table:covered-table-cell table:style-name="ce8"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SPST rocker switch (power)</text:p>
          </table:table-cell>
        </table:table-row>
        <table:table-row table:style-name="ro2">
          <table:covered-table-cell table:style-name="ce8"/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>
            <text:p>Neutrik Type A screws (for XLR connectors)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20:58:25.311826686</meta:creation-date>
    <dc:date>2024-09-20T21:13:09.498003617</dc:date>
    <meta:editing-duration>PT44S</meta:editing-duration>
    <meta:editing-cycles>1</meta:editing-cycles>
    <meta:document-statistic meta:table-count="1" meta:cell-count="29" meta:object-count="0"/>
    <meta:generator>LibreOffice/24.2.6.2$MacOSX_AARCH64 LibreOffice_project/ef66aa7e36a1bb8e65bfbc63aba53045a14d0871</meta:generator>
  </office:meta>
</office:document-meta>
</file>